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0.659in" style:rel-column-width="6234*"/>
    </style:style>
    <style:style style:name="Table1.B" style:family="table-column">
      <style:table-column-properties style:column-width="3.0111in" style:rel-column-width="28497*"/>
    </style:style>
    <style:style style:name="Table1.C" style:family="table-column">
      <style:table-column-properties style:column-width="0.7868in" style:rel-column-width="7444*"/>
    </style:style>
    <style:style style:name="Table1.D" style:family="table-column">
      <style:table-column-properties style:column-width="1.1736in" style:rel-column-width="11108*"/>
    </style:style>
    <style:style style:name="Table1.E" style:family="table-column">
      <style:table-column-properties style:column-width="1.2944in" style:rel-column-width="12249*"/>
    </style:style>
    <style:style style:name="Table1.A1" style:family="table-cell">
      <style:table-cell-properties style:vertical-align="middle" fo:padding="0.0194in" fo:border="none"/>
    </style:style>
    <style:style style:name="Table2" style:family="table">
      <style:table-properties style:width="6.925in" style:rel-width="100%" table:align="center"/>
    </style:style>
    <style:style style:name="Table2.A" style:family="table-column">
      <style:table-column-properties style:column-width="0.7486in" style:rel-column-width="1078*"/>
    </style:style>
    <style:style style:name="Table2.B" style:family="table-column">
      <style:table-column-properties style:column-width="2.9361in" style:rel-column-width="4228*"/>
    </style:style>
    <style:style style:name="Table2.C" style:family="table-column">
      <style:table-column-properties style:column-width="0.7556in" style:rel-column-width="1088*"/>
    </style:style>
    <style:style style:name="Table2.D" style:family="table-column">
      <style:table-column-properties style:column-width="1.1847in" style:rel-column-width="1706*"/>
    </style:style>
    <style:style style:name="Table2.E" style:family="table-column">
      <style:table-column-properties style:column-width="1.2993in" style:rel-column-width="1871*"/>
    </style:style>
    <style:style style:name="Table2.A1" style:family="table-cell">
      <style:table-cell-properties style:vertical-align="middle" fo:padding="0.0194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Heading_20_1">
      <style:text-properties officeooo:paragraph-rsid="00038dea"/>
    </style:style>
    <style:style style:name="P5" style:family="paragraph" style:parent-style-name="Heading_20_1" style:list-style-name="">
      <style:text-properties officeooo:paragraph-rsid="000391e8"/>
    </style:style>
    <style:style style:name="P6" style:family="paragraph" style:parent-style-name="Heading_20_1">
      <style:paragraph-properties fo:break-before="page"/>
      <style:text-properties officeooo:paragraph-rsid="000391e8"/>
    </style:style>
    <style:style style:name="P7" style:family="paragraph" style:parent-style-name="Heading_20_2">
      <style:text-properties officeooo:paragraph-rsid="00038dea"/>
    </style:style>
    <style:style style:name="P8" style:family="paragraph" style:parent-style-name="Heading_20_3">
      <style:text-properties officeooo:paragraph-rsid="00095252"/>
    </style:style>
    <style:style style:name="P9" style:family="paragraph" style:parent-style-name="Standard">
      <style:text-properties officeooo:paragraph-rsid="00038dea"/>
    </style:style>
    <style:style style:name="P10" style:family="paragraph" style:parent-style-name="Standard">
      <style:paragraph-properties fo:text-align="center" style:justify-single-word="false"/>
      <style:text-properties fo:color="#b2b2b2" loext:opacity="100%" officeooo:paragraph-rsid="00071992"/>
    </style:style>
    <style:style style:name="P11" style:family="paragraph" style:parent-style-name="Standard">
      <style:paragraph-properties fo:text-align="center" style:justify-single-word="false"/>
      <style:text-properties fo:color="#b2b2b2" loext:opacity="100%" officeooo:rsid="00f5e342" officeooo:paragraph-rsid="000904c7"/>
    </style:style>
    <style:style style:name="P12" style:family="paragraph" style:parent-style-name="Subtitle">
      <style:text-properties officeooo:paragraph-rsid="000391e8"/>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ext_20_body">
      <style:text-properties officeooo:paragraph-rsid="00038dea"/>
    </style:style>
    <style:style style:name="P16" style:family="paragraph" style:parent-style-name="Text_20_body">
      <style:text-properties officeooo:paragraph-rsid="0004479c"/>
    </style:style>
    <style:style style:name="P17" style:family="paragraph" style:parent-style-name="Text_20_body">
      <style:text-properties officeooo:paragraph-rsid="00071992"/>
    </style:style>
    <style:style style:name="P18" style:family="paragraph" style:parent-style-name="Text_20_body">
      <style:text-properties officeooo:paragraph-rsid="00095252"/>
    </style:style>
    <style:style style:name="P19" style:family="paragraph" style:parent-style-name="Title">
      <style:paragraph-properties fo:break-before="page"/>
      <style:text-properties officeooo:paragraph-rsid="000391e8"/>
    </style:style>
    <style:style style:name="T1" style:family="text">
      <style:text-properties officeooo:rsid="01737883"/>
    </style:style>
    <style:style style:name="T2" style:family="text">
      <style:text-properties officeooo:rsid="0182b24f"/>
    </style:style>
    <style:style style:name="T3" style:family="text">
      <style:text-properties officeooo:rsid="017ded82"/>
    </style:style>
    <style:style style:name="T4" style:family="text">
      <style:text-properties officeooo:rsid="017f46c0"/>
    </style:style>
    <style:style style:name="T5" style:family="text">
      <style:text-properties officeooo:rsid="017def16"/>
    </style:style>
    <style:style style:name="T6" style:family="text">
      <style:text-properties officeooo:rsid="018065d5"/>
    </style:style>
    <style:style style:name="T7" style:family="text">
      <style:text-properties officeooo:rsid="018153e5"/>
    </style:style>
    <style:style style:name="T8" style:family="text">
      <style:text-properties fo:font-style="italic" officeooo:rsid="00665a90" style:font-style-asian="italic" style:font-style-complex="italic"/>
    </style:style>
    <style:style style:name="T9" style:family="text">
      <style:text-properties officeooo:rsid="008aeb1a"/>
    </style:style>
    <style:style style:name="T10" style:family="text">
      <style:text-properties officeooo:rsid="000391e8"/>
    </style:style>
    <style:style style:name="T11" style:family="text">
      <style:text-properties officeooo:rsid="0004479c"/>
    </style:style>
    <style:style style:name="T12" style:family="text">
      <style:text-properties officeooo:rsid="00071992"/>
    </style:style>
    <style:style style:name="T13" style:family="text">
      <style:text-properties officeooo:rsid="00082f70"/>
    </style:style>
    <style:style style:name="T14" style:family="text">
      <style:text-properties officeooo:rsid="0009525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9">The </text:span>PMC</text:p>
      <text:p text:style-name="P12">Preventive Maintenance Counter</text:p>
      <text:h text:style-name="Heading_20_1" text:outline-level="1"><text:bookmark-start text:name="__RefHeading___Toc10052_1912168925"/>Authentication Supplement<text:bookmark-end text:name="__RefHeading___Toc10052_1912168925"/></text:h>
      <text:h text:style-name="P8" text:outline-level="3"><text:bookmark-start text:name="__RefHeading___Toc10054_1912168925"/><text:span text:style-name="T14">Insert from the </text:span>User Manual, Installation Manual, <text:span text:style-name="T8"><text:s/></text:span><text:bookmark-end text:name="__RefHeading___Toc10054_1912168925"/></text:h>
      <text:p text:style-name="P18"><text:span text:style-name="T8"/></text:p>
      <text:p text:style-name="P17"><text:s text:c="2"/><text:span text:style-name="T10">This page/section is added to the user manual. It is included here to announce new functionality. The new version of the manual will be delivered with the next release.</text:span></text:p>
      <text:p text:style-name="P17"/>
      <text:p text:style-name="P17"/>
      <text:p text:style-name="P10">This part of the page is left intentionally blank</text:p>
      <text:p text:style-name="P10"/>
      <text:p text:style-name="P10"/>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052_1912168925" text:style-name="Index_20_Link" text:visited-style-name="Index_20_Link">Authentication Supplement<text:tab/>1</text:a></text:p>
          <text:p text:style-name="P3"><text:a xlink:type="simple" xlink:href="#__RefHeading___Toc10054_1912168925" text:style-name="Index_20_Link" text:visited-style-name="Index_20_Link">Insert from the User Manual, Installation Manual,</text:a><text:a xlink:type="simple" xlink:href="#__RefHeading___Toc10054_1912168925" text:style-name="Index_20_Link" text:visited-style-name="Index_20_Link"><text:tab/>1</text:a></text:p>
          <text:p text:style-name="P1"><text:a xlink:type="simple" xlink:href="#__RefHeading___Toc10024_1912168925" text:style-name="Index_20_Link" text:visited-style-name="Index_20_Link">Administering the PMC<text:tab/>2</text:a></text:p>
          <text:p text:style-name="P2"><text:a xlink:type="simple" xlink:href="#__RefHeading___Toc9866_1912168925" text:style-name="Index_20_Link" text:visited-style-name="Index_20_Link">Securing the Admin credentials<text:tab/>2</text:a></text:p>
          <text:p text:style-name="P1"><text:a xlink:type="simple" xlink:href="#__RefHeading___Toc9868_1912168925" text:style-name="Index_20_Link" text:visited-style-name="Index_20_Link">Input De-bounce Config<text:tab/>2</text:a></text:p>
          <text:p text:style-name="P1"><text:a xlink:type="simple" xlink:href="#__RefHeading___Toc10026_1912168925" text:style-name="Index_20_Link" text:visited-style-name="Index_20_Link">SysLog Extensions<text:tab/>2</text:a></text:p>
        </text:index-body>
      </text:table-of-content>
      <text:p text:style-name="P10"/>
      <text:p text:style-name="P10"/>
      <text:p text:style-name="P10"/>
      <text:p text:style-name="P10"/>
      <text:p text:style-name="P10"/>
      <text:p text:style-name="P10"/>
      <text:p text:style-name="P10"/>
      <text:p text:style-name="P10"/>
      <text:p text:style-name="P10"/>
      <text:p text:style-name="P11">This part of the page is left intentionally blank</text:p>
      <text:h text:style-name="P5" text:outline-level="1"/>
      <text:h text:style-name="P6" text:outline-level="1"><text:bookmark-start text:name="__RefHeading___Toc10024_1912168925"/>Administering the PMC<text:bookmark-end text:name="__RefHeading___Toc10024_1912168925"/></text:h>
      <text:p text:style-name="P9"><text:bookmark-start text:name="__RefHeading___Toc9788_1912168925"/><text:span text:style-name="T1"><text:s text:c="5"/></text:span>The PMC parameters may be viewed by all logged in users. These same parameters <text:span text:style-name="T2">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P9"/>
      <text:p text:style-name="P9"><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P7" text:outline-level="2"><text:bookmark-start text:name="__RefHeading___Toc9866_1912168925"/>Securing the Admin credentials<text:bookmark-end text:name="__RefHeading___Toc9866_1912168925"/></text:h>
      <text:p text:style-name="P9"><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is traceable. If the admin credentials have never been changed, the default PMC admin pass is the same as the default WiFi pass.<text:bookmark-end text:name="__RefHeading___Toc9792_1912168925"/></text:p>
      <text:p text:style-name="P9"/>
      <text:p text:style-name="P9"><text:bookmark-start text:name="__RefHeading___Toc9794_1912168925"/><text:s text:c="3"/>Please note, that the admin name field is not significant, only the password. However it is stored for future expansion. <text:bookmark-end text:name="__RefHeading___Toc9794_1912168925"/></text:p>
      <text:h text:style-name="P4" text:outline-level="1"><text:bookmark-start text:name="__RefHeading___Toc9868_1912168925"/>Input De-bounce Config<text:bookmark-end text:name="__RefHeading___Toc9868_1912168925"/></text:h>
      <text:p text:style-name="P15"><text:s text:c="4"/><text:span text:style-name="T3">When a switch closes / opens it emits significant amount of artifacts. This happens as the contacts mate, and bounce as a mechanical resonator. While this bounce is in </text:span><text:span text:style-name="T4">the</text:span><text:span text:style-name="T3"> milli second</text:span><text:span text:style-name="T4">s</text:span><text:span text:style-name="T3"> range, microcomputers are able to respond to this fast artifact. De-bounce filtering is needed to compensate.</text:span></text:p>
      <text:p text:style-name="P15"><text:span text:style-name="T3"><text:s text:c="3"/></text:span><text:span text:style-name="T5">As di</text:span><text:span text:style-name="T3">fferent switches have different properties, </text:span><text:span text:style-name="T5">the PMC can be adjusted to compensate for longer de-bounce. </text:span><text:span text:style-name="T4">On the ‘</text:span>Input De-bounce Config’ <text:span text:style-name="T4">page there is a timing adjustment, that accounts for the large majority of switches. The minimum de-bounce delay is 50 mSec and the maximum is 1000 mSec (one second) Please note, the the longer the de-bounce time, the more sluggish the PMC response feels, so please set this to be as short as needed, but not shorter. The manufacturer’s default has been carefully chosen to accommodate all but most extreme cases. <text:s/></text:span><text:span text:style-name="T6">(</text:span><text:span text:style-name="T7">the </text:span><text:span text:style-name="T6">next hardware release we will introduce hardware de-bounce filtering, even shorter response times will be possible)</text:span></text:p>
      <text:h text:style-name="Heading_20_1" text:outline-level="1"><text:bookmark-start text:name="__RefHeading___Toc10026_1912168925"/>SysLog Extensions<text:bookmark-end text:name="__RefHeading___Toc10026_1912168925"/></text:h>
      <text:p text:style-name="P16"><text:s text:c="4"/><text:span text:style-name="T11">The syslog has new additions in the form of counter backup. If someone erases the counters by way of super long press reset, the syslog makes note of the old values of the counters. This is in case of accidental erasure or out of order reset. </text:span></text:p>
      <text:p text:style-name="P16"><text:span text:style-name="T11">The logged items are as follow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96689823872">
          <table:table-cell table:style-name="Table2.A1" office:value-type="string">
            <text:p text:style-name="Table_20_Heading">Boot Count </text:p>
          </table:table-cell>
          <table:table-cell table:style-name="Table2.A1" office:value-type="string">
            <text:p text:style-name="Table_20_Heading">Event </text:p>
          </table:table-cell>
          <table:table-cell table:style-name="Table2.A1" office:value-type="string">
            <text:p text:style-name="Table_20_Heading">Params </text:p>
          </table:table-cell>
          <table:table-cell table:style-name="Table2.A1" office:value-type="string">
            <text:p text:style-name="Table_20_Heading">Notes </text:p>
          </table:table-cell>
          <table:table-cell table:style-name="Table2.A1" office:value-type="string">
            <text:p text:style-name="Table_20_Heading">Time from Boot </text:p>
          </table:table-cell>
        </table:table-row>
        <table:table-row table:style-name="TableLine94396689823872">
          <table:table-cell table:style-name="Table2.A1" table:number-columns-spanned="5" office:value-type="string">
            <text:p text:style-name="P14"/>
          </table:table-cell>
          <table:covered-table-cell/>
          <table:covered-table-cell/>
          <table:covered-table-cell/>
          <table:covered-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8 </text:p>
          </table:table-cell>
          <table:table-cell table:style-name="Table1.A1" office:value-type="string">
            <text:p text:style-name="P13">0.000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7 </text:p>
          </table:table-cell>
          <table:table-cell table:style-name="Table1.A1" office:value-type="string">
            <text:p text:style-name="P13">0.0000, </text:p>
          </table:table-cell>
          <table:table-cell table:style-name="Table1.A1" office:value-type="string">
            <text:p text:style-name="P13">00:41:18 </text:p>
          </table:table-cell>
        </table:table-row>
        <text:soft-page-break/>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6 </text:p>
          </table:table-cell>
          <table:table-cell table:style-name="Table1.A1" office:value-type="string">
            <text:p text:style-name="P13">0.000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5 </text:p>
          </table:table-cell>
          <table:table-cell table:style-name="Table1.A1" office:value-type="string">
            <text:p text:style-name="P13">0.000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4 </text:p>
          </table:table-cell>
          <table:table-cell table:style-name="Table1.A1" office:value-type="string">
            <text:p text:style-name="P13">0.0064,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3 </text:p>
          </table:table-cell>
          <table:table-cell table:style-name="Table1.A1" office:value-type="string">
            <text:p text:style-name="P13">0.000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2 </text:p>
          </table:table-cell>
          <table:table-cell table:style-name="Table1.A1" office:value-type="string">
            <text:p text:style-name="P13">0.0047,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DURA </text:p>
          </table:table-cell>
          <table:table-cell table:style-name="Table1.A1" office:value-type="string">
            <text:p text:style-name="P13">1 </text:p>
          </table:table-cell>
          <table:table-cell table:style-name="Table1.A1" office:value-type="string">
            <text:p text:style-name="P13">0.0868,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8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7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6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5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4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3 </text:p>
          </table:table-cell>
          <table:table-cell table:style-name="Table1.A1" office:value-type="string">
            <text:p text:style-name="P13">0 </text:p>
          </table:table-cell>
          <table:table-cell table:style-name="Table1.A1" office:value-type="string">
            <text:p text:style-name="P13">00:41:18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2 </text:p>
          </table:table-cell>
          <table:table-cell table:style-name="Table1.A1" office:value-type="string">
            <text:p text:style-name="P13">68 </text:p>
          </table:table-cell>
          <table:table-cell table:style-name="Table1.A1" office:value-type="string">
            <text:p text:style-name="P13">00:41:17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RESET_COUNT </text:p>
          </table:table-cell>
          <table:table-cell table:style-name="Table1.A1" office:value-type="string">
            <text:p text:style-name="P13">1 </text:p>
          </table:table-cell>
          <table:table-cell table:style-name="Table1.A1" office:value-type="string">
            <text:p text:style-name="P13">20 </text:p>
          </table:table-cell>
          <table:table-cell table:style-name="Table1.A1" office:value-type="string">
            <text:p text:style-name="P13">00:41:17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DEEP_RESET </text:p>
          </table:table-cell>
          <table:table-cell table:style-name="Table1.A1" office:value-type="string">
            <text:p text:style-name="P13">2477 </text:p>
          </table:table-cell>
          <table:table-cell table:style-name="Table1.A1" office:value-type="string">
            <text:p text:style-name="P13">Initiated </text:p>
          </table:table-cell>
          <table:table-cell table:style-name="Table1.A1" office:value-type="string">
            <text:p text:style-name="P13">00:41:17 </text:p>
          </table:table-cell>
        </table:table-row>
        <table:table-row table:style-name="TableLine94396622825072">
          <table:table-cell table:style-name="Table1.A1" office:value-type="string">
            <text:p text:style-name="P13">193 </text:p>
          </table:table-cell>
          <table:table-cell table:style-name="Table1.A1" office:value-type="string">
            <text:p text:style-name="P13">LOG_LOG_CLEAR </text:p>
          </table:table-cell>
          <table:table-cell table:style-name="Table1.A1" office:value-type="string">
            <text:p text:style-name="P13">2477 </text:p>
          </table:table-cell>
          <table:table-cell table:style-name="Table1.A1" office:value-type="string">
            <text:p text:style-name="P13">Cleared </text:p>
          </table:table-cell>
          <table:table-cell table:style-name="Table1.A1" office:value-type="string">
            <text:p text:style-name="P13">00:41:17 </text:p>
          </table:table-cell>
        </table:table-row>
      </table:table>
      <text:p text:style-name="Text_20_body"/>
      <text:p text:style-name="Text_20_body"><text:s text:c="2"/><text:span text:style-name="T12">Please pay no mind of the actual values in this table, these where created during </text:span><text:span text:style-name="T13">test / </text:span><text:span text:style-name="T12">development.</text:span></text:p>
      <text:p text:style-name="Text_20_body"/>
      <text:p text:style-name="Text_20_body"/>
      <text:p text:style-name="Text_20_body"/>
      <text:p text:style-name="Text_20_body"/>
      <text:p text:style-name="Text_20_body"/>
      <text:p text:style-name="P11">This part of the page is left intentionally bla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1T19:25:18.597809515</meta:creation-date>
    <dc:date>2021-06-01T19:40:53.317439496</dc:date>
    <meta:editing-duration>PT15M30S</meta:editing-duration>
    <meta:editing-cycles>10</meta:editing-cycles>
    <meta:generator>LibreOffice/7.0.5.2$Linux_X86_64 LibreOffice_project/00$Build-2</meta:generator>
    <meta:document-statistic meta:table-count="2" meta:image-count="0" meta:object-count="0" meta:page-count="3" meta:paragraph-count="123" meta:word-count="620" meta:character-count="3916" meta:non-whitespace-character-count="3287"/>
  </office:meta>
</office:document-meta>
</file>